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1E0DB28A28F.png"/>
  <manifest:file-entry manifest:media-type="image/png" manifest:full-path="Pictures/1000000000000320000001E043035E78.png"/>
  <manifest:file-entry manifest:media-type="image/png" manifest:full-path="Pictures/1000020100000320000001E09EA5D4D1.png"/>
  <manifest:file-entry manifest:media-type="image/png" manifest:full-path="Pictures/1000020100000320000001E0C613D3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16cm" svg:height="6.096cm" svg:x="1.907cm" svg:y="2.145cm">
          <draw:image xlink:href="Pictures/1000000000000320000001E043035E78.png" xlink:type="simple" xlink:show="embed" xlink:actuate="onLoad">
            <text:p/>
          </draw:image>
        </draw:frame>
        <draw:frame draw:style-name="gr1" draw:text-style-name="P1" draw:layer="layout" svg:width="10.16cm" svg:height="6.096cm" svg:x="16.007cm" svg:y="2.145cm">
          <draw:image xlink:href="Pictures/1000020100000320000001E09EA5D4D1.png" xlink:type="simple" xlink:show="embed" xlink:actuate="onLoad">
            <text:p/>
          </draw:image>
        </draw:frame>
        <draw:custom-shape draw:style-name="gr2" draw:text-style-name="P1" draw:layer="layout" svg:width="3.175cm" svg:height="2.54cm" svg:x="12.5cm" svg:y="3.945cm">
          <text:p/>
          <draw:enhanced-geometry svg:viewBox="0 0 21600 21600" draw:text-areas="0 ?f0 ?f5 ?f2" draw:type="right-arrow" draw:modifiers="12071.7884130982 5499.881936245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0.16cm" svg:height="6.096cm" svg:x="16.075cm" svg:y="11.885cm">
          <draw:image xlink:href="Pictures/1000000000000320000001E0DB28A28F.png" xlink:type="simple" xlink:show="embed" xlink:actuate="onLoad">
            <text:p/>
          </draw:image>
        </draw:frame>
        <draw:custom-shape draw:style-name="gr2" draw:text-style-name="P1" draw:layer="layout" svg:width="3.175cm" svg:height="2.54cm" draw:transform="rotate (-1.57079632679579) translate (22.557cm 8.79cm)">
          <text:p/>
          <draw:enhanced-geometry svg:viewBox="0 0 21600 21600" draw:text-areas="0 ?f0 ?f5 ?f2" draw:type="right-arrow" draw:modifiers="12071.7884130982 5499.881936245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0.16cm" svg:height="6.096cm" svg:x="1.935cm" svg:y="11.865cm">
          <draw:image xlink:href="Pictures/1000020100000320000001E0C613D355.png" xlink:type="simple" xlink:show="embed" xlink:actuate="onLoad">
            <text:p/>
          </draw:image>
        </draw:frame>
        <draw:custom-shape draw:style-name="gr2" draw:text-style-name="P1" draw:layer="layout" svg:width="3.175cm" svg:height="2.54cm" draw:transform="rotate (1.5707963267946) translate (5.403cm 11.987cm)">
          <text:p/>
          <draw:enhanced-geometry svg:viewBox="0 0 21600 21600" draw:text-areas="0 ?f0 ?f5 ?f2" draw:type="right-arrow" draw:modifiers="12071.7884130982 5499.881936245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rge Silva</meta:initial-creator>
    <meta:creation-date>2010-04-20T14:04:55</meta:creation-date>
    <meta:editing-duration>PT00H08M30S</meta:editing-duration>
    <meta:editing-cycles>2</meta:editing-cycles>
    <dc:date>2010-04-20T14:13:20</dc:date>
    <dc:creator>Jorge Silva</dc:creator>
    <meta:document-statistic meta:object-count="30"/>
    <meta:generator>OpenOffice.org/3.1$Linux OpenOffice.org_project/310m19$Build-9420</meta:generator>
  </office:meta>
</office:document-meta>
</file>